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0</text:p>
          </table:table-cell>
          <table:table-cell table:formula="of:=1000" office:value-type="float" office:value="1000" calcext:value-type="float">
            <text:p>1000</text:p>
          </table:table-cell>
          <table:table-cell table:formula="of:=30" office:value-type="float" office:value="30" calcext:value-type="float">
            <text:p>30</text:p>
          </table:table-cell>
          <table:table-cell/>
          <table:table-cell table:formula="of:=1000*(1+0.03-0.0005*30)"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N=1</text:p>
          </table:table-cell>
          <table:table-cell table:formula="of:=[.B2]*(1+0.03-0.0005*[.C2])" office:value-type="float" office:value="1015" calcext:value-type="float">
            <text:p>1015</text:p>
          </table:table-cell>
          <table:table-cell table:formula="of:=[.C2]*(1-0.06+(0.0005*[.B2]))" office:value-type="float" office:value="43.2" calcext:value-type="float">
            <text:p>4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2</text:p>
          </table:table-cell>
          <table:table-cell table:formula="of:=[.B3]*(1+0.03-0.0005*[.C3])" office:value-type="float" office:value="1023.526" calcext:value-type="float">
            <text:p>1023.526</text:p>
          </table:table-cell>
          <table:table-cell table:formula="of:=[.C3]*(1-0.06+(0.0005*[.B3]))" office:value-type="float" office:value="62.532" calcext:value-type="float">
            <text:p>62.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3</text:p>
          </table:table-cell>
          <table:table-cell table:formula="of:=[.B4]*(1+0.03-0.0005*[.C4])" office:value-type="float" office:value="1022.230216084" calcext:value-type="float">
            <text:p>1022.230216084</text:p>
          </table:table-cell>
          <table:table-cell table:formula="of:=[.C4]*(1-0.06+(0.0005*[.B4]))" office:value-type="float" office:value="90.781643916" calcext:value-type="float">
            <text:p>90.781643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4</text:p>
          </table:table-cell>
          <table:table-cell table:formula="of:=[.B5]*(1+0.03-0.0005*[.C5])" office:value-type="float" office:value="1006.49725282816" calcext:value-type="float">
            <text:p>1006.4972528282</text:p>
          </table:table-cell>
          <table:table-cell table:formula="of:=[.C5]*(1-0.06+(0.0005*[.B5]))" office:value-type="float" office:value="131.734615019397" calcext:value-type="float">
            <text:p>131.734615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5</text:p>
          </table:table-cell>
          <table:table-cell table:formula="of:=[.B6]*(1+0.03-0.0005*[.C6])" office:value-type="float" office:value="970.396906353309" calcext:value-type="float">
            <text:p>970.3969063533</text:p>
          </table:table-cell>
          <table:table-cell table:formula="of:=[.C6]*(1-0.06+(0.0005*[.B6]))" office:value-type="float" office:value="190.125802177932" calcext:value-type="float">
            <text:p>190.1258021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6</text:p>
          </table:table-cell>
          <table:table-cell table:formula="of:=[.B7]*(1+0.03-0.0005*[.C7])" office:value-type="float" office:value="907.260068418205" calcext:value-type="float">
            <text:p>907.2600684182</text:p>
          </table:table-cell>
          <table:table-cell table:formula="of:=[.C7]*(1-0.06+(0.0005*[.B7]))" office:value-type="float" office:value="270.96699917296" calcext:value-type="float">
            <text:p>270.966999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7</text:p>
          </table:table-cell>
          <table:table-cell table:formula="of:=[.B8]*(1+0.03-0.0005*[.C8])" office:value-type="float" office:value="811.559101366384" calcext:value-type="float">
            <text:p>811.5591013664</text:p>
          </table:table-cell>
          <table:table-cell table:formula="of:=[.C8]*(1-0.06+(0.0005*[.B8]))" office:value-type="float" office:value="377.627748326949" calcext:value-type="float">
            <text:p>377.627748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8</text:p>
          </table:table-cell>
          <table:table-cell table:formula="of:=[.B9]*(1+0.03-0.0005*[.C9])" office:value-type="float" office:value="682.67225636576" calcext:value-type="float">
            <text:p>682.6722563658</text:p>
          </table:table-cell>
          <table:table-cell table:formula="of:=[.C9]*(1-0.06+(0.0005*[.B9]))" office:value-type="float" office:value="508.203701468947" calcext:value-type="float">
            <text:p>508.2037014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9</text:p>
          </table:table-cell>
          <table:table-cell table:formula="of:=[.B10]*(1+0.03-0.0005*[.C10])" office:value-type="float" office:value="529.684140269114" calcext:value-type="float">
            <text:p>529.6841402691</text:p>
          </table:table-cell>
          <table:table-cell table:formula="of:=[.C10]*(1-0.06+(0.0005*[.B10]))" office:value-type="float" office:value="651.179763168429" calcext:value-type="float">
            <text:p>651.1797631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10</text:p>
          </table:table-cell>
          <table:table-cell table:formula="of:=[.B11]*(1+0.03-0.0005*[.C11])" office:value-type="float" office:value="373.11486796993" calcext:value-type="float">
            <text:p>373.1148679699</text:p>
          </table:table-cell>
          <table:table-cell table:formula="of:=[.C11]*(1-0.06+(0.0005*[.B11]))" office:value-type="float" office:value="784.568773885581" calcext:value-type="float">
            <text:p>784.5687738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11</text:p>
          </table:table-cell>
          <table:table-cell table:formula="of:=[.B12]*(1+0.03-0.0005*[.C12])" office:value-type="float" office:value="237.941176768204" calcext:value-type="float">
            <text:p>237.9411767682</text:p>
          </table:table-cell>
          <table:table-cell table:formula="of:=[.C12]*(1-0.06+(0.0005*[.B12]))" office:value-type="float" office:value="883.861784693271" calcext:value-type="float">
            <text:p>883.8617846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12</text:p>
          </table:table-cell>
          <table:table-cell table:formula="of:=[.B13]*(1+0.03-0.0005*[.C13])" office:value-type="float" office:value="139.925855496069" calcext:value-type="float">
            <text:p>139.9258554961</text:p>
          </table:table-cell>
          <table:table-cell table:formula="of:=[.C13]*(1-0.06+(0.0005*[.B13]))" office:value-type="float" office:value="935.983634186855" calcext:value-type="float">
            <text:p>935.9836341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13</text:p>
          </table:table-cell>
          <table:table-cell table:formula="of:=[.B14]*(1+0.03-0.0005*[.C14])" office:value-type="float" office:value="78.6394757889935" calcext:value-type="float">
            <text:p>78.639475789</text:p>
          </table:table-cell>
          <table:table-cell table:formula="of:=[.C14]*(1-0.06+(0.0005*[.B14]))" office:value-type="float" office:value="945.308771507602" calcext:value-type="float">
            <text:p>945.3087715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14</text:p>
          </table:table-cell>
          <table:table-cell table:formula="of:=[.B15]*(1+0.03-0.0005*[.C15])" office:value-type="float" office:value="43.8293669376157" calcext:value-type="float">
            <text:p>43.8293669376</text:p>
          </table:table-cell>
          <table:table-cell table:formula="of:=[.C15]*(1-0.06+(0.0005*[.B15]))" office:value-type="float" office:value="925.759538342193" calcext:value-type="float">
            <text:p>925.75953834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9:21:25.848696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7:09:40.093952062</meta:creation-date>
    <dc:date>2018-02-24T19:32:26.503154243</dc:date>
    <meta:editing-duration>PT11M3S</meta:editing-duration>
    <meta:editing-cycles>2</meta:editing-cycles>
    <meta:generator>LibreOffice/5.1.6.2$Linux_X86_64 LibreOffice_project/10m0$Build-2</meta:generator>
    <meta:document-statistic meta:table-count="1" meta:cell-count="48" meta:object-count="0"/>
  </office:meta>
</office:document-meta>
</file>